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12EF7E0B373D8A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01cm, 5.687cm, 16.769cm, 4.45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6cm" svg:height="23.2cm" svg:x="0.991cm" svg:y="2.191cm">
          <draw:image xlink:href="Pictures/10000000000005E8000007E0612EF7E0B373D8A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5:28.710426756</dc:date>
    <meta:editing-duration>PT3M3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